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4447a" officeooo:paragraph-rsid="0004447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13T02:10:50.278000000</meta:creation-date>
    <dc:date>2022-06-13T02:11:05.540000000</dc:date>
    <meta:editing-duration>PT15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7.1.1.2$Windows_X86_64 LibreOffice_project/fe0b08f4af1bacafe4c7ecc87ce55bb426164676</meta:generator>
  </office:meta>
</office:document-meta>
</file>